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3212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0c0c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Nimbus Sans 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Konsert G:a Teatern den 10/10 kl 20:00</text:p>
      <text:p text:style-name="P2"/>
      <text:p text:style-name="P2">Biljetter Anhöriga</text:p>
      <text:p text:style-name="P2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">Musikant</text:p>
            </table:table-cell>
            <table:table-cell table:style-name="Table1.A1" office:value-type="string">
              <text:p text:style-name="P3">Anhörig</text:p>
            </table:table-cell>
            <table:table-cell table:style-name="Table1.C1" office:value-type="string">
              <text:p text:style-name="P3"/>
            </table:table-cell>
          </table:table-row>
        </table:table-header-rows>
        <table:table-row>
          <table:table-cell table:style-name="Table1.A2" office:value-type="string">
            <text:p text:style-name="P3">Rolf Fjellström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onica Lundeqvist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Kalle Dolk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ohan Petter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Lennart Ol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rgareta Kalli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Fredrik Svärd</text:p>
          </table:table-cell>
          <table:table-cell table:style-name="Table1.A2" office:value-type="string">
            <text:p text:style-name="P4">Ulf Olsson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siree Ol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an-Olof Oscar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Paul Ludwig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Lars Bergström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homas Sillré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Karl-Erik Elvgre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ans Söderberg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öran Redi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Björn Skari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örgen Ander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taffan Olofsson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redrik</meta:initial-creator>
    <meta:creation-date>2008-10-07T20:00:46</meta:creation-date>
    <dc:creator>fredrik</dc:creator>
    <dc:date>2008-10-07T20:10:36</dc:date>
    <dc:language>en-AU</dc:language>
    <meta:editing-cycles>4</meta:editing-cycles>
    <meta:editing-duration>PT9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53" meta:character-count="340"/>
  </office:meta>
</office:document-meta>
</file>